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style:text-underline-style="none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6pt" style:font-size-asian="6pt" style:font-size-complex="6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</text:p>
      <text:p text:style-name="P16">ПРОТОКОЛ ПРОВЕРКИ</text:p>
      <text:p text:style-name="P9"/>
      <text:p text:style-name="P15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10"/>
      <text:p text:style-name="P5">з/н:__<text:span text:style-name="T29">$allSerial</text:span></text:p>
      <text:p text:style-name="P17"/>
      <text:p text:style-name="P4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18"/>
      <text:p text:style-name="P4">Относительная погрешность измерения:</text:p>
      <text:p text:style-name="P6">БДКГ-2<text:span text:style-name="T15">24</text:span>: 0.0<text:span text:style-name="T15">4</text:span> мкЗв/ч – 0.1 <text:span text:style-name="T22">мк</text:span>Зв/ч: ± <text:span text:style-name="T15">15</text:span> %</text:p>
      <text:p text:style-name="P6"><text:span text:style-name="T28"><text:tab/> <text:s text:c="4"/></text:span><text:s/>0.1 мкЗв/ч – 1 Зв/ч: ± <text:span text:style-name="T15">1</text:span><text:span text:style-name="T22">0</text:span> %</text:p>
      <text:p text:style-name="P11"/>
      <text:p text:style-name="P3">Условия эксплуатации: </text:p>
      <text:p text:style-name="P19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19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19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19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19"><text:span text:style-name="Знак_20_примечания"><text:span text:style-name="T30"/></text:span></text:p>
      <text:p text:style-name="P29">$facility_13+11rus </text:p>
      <text:p text:style-name="P12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Блок детектирования <text:span text:style-name="T22">гамма-излучения БДКГ-22</text:span>4<text:span text:style-name="T22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амбиентной эквивалент-ной дозы в <text:span text:style-name="T22">контрольной</text:span> точке <text:span text:style-name="T18">Ḣ</text:span><text:span text:style-name="T20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34"><text:span text:style-name="T24">θ</text:span><text:span text:style-name="T21">пр</text:span><text:span text:style-name="T20">i</text:span><text:span text:style-name="T22">,</text:span> %</text:p>
          </table:table-cell>
          <table:table-cell table:style-name="t1.B2" table:number-rows-spanned="3" office:value-type="string">
            <text:p text:style-name="P32"><text:span text:style-name="T22">Довери-тель</text:span>ная граница погреш-ности измерения <text:span text:style-name="T17">Δ</text:span><text:span text:style-name="T20">i</text:span><text:span text:style-name="T15">,</text:span> %</text:p>
          </table:table-cell>
          <table:table-cell table:style-name="t1.K2" table:number-rows-spanned="3" office:value-type="string">
            <text:p text:style-name="P33"><text:span text:style-name="T25">Предел основной </text:span><text:span text:style-name="T22">относи-тельной</text:span> <text:span text:style-name="T15">погреш-ности</text:span>, </text:p>
            <text:p text:style-name="P3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9">1</text:span></text:p>
          </table:table-cell>
          <table:table-cell table:style-name="t1.D3" office:value-type="string">
            <text:p text:style-name="P27"><text:span text:style-name="T16">H</text:span><text:span text:style-name="T19">2</text:span></text:p>
          </table:table-cell>
          <table:table-cell table:style-name="t1.D3" office:value-type="string">
            <text:p text:style-name="P27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06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<text:span text:style-name="T15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0,7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<text:span text:style-name="T22">0,7</text:span>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3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3">(<text:span text:style-name="T26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2:35.29</dc:date>
    <meta:print-date>2019-04-03T15:18:00</meta:print-date>
    <meta:editing-cycles>121</meta:editing-cycles>
    <meta:editing-duration>PT8H25M48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2" meta:character-count="1517"/>
  </office:meta>
</office:document-meta>
</file>